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DDE_LINK3"/>UC-01. Manter Ponto Turístico</text:h>
      <text:p text:style-name="Text_20_body"/>
      <text:h text:style-name="Heading_20_2" text:outline-level="2">Descrição:</text:h>
      <text:p text:style-name="Text_20_body"><text:tab/>O viajante pode consultar, adicionar, alterar ou excluir pontos turísticos cadastrados no sistema.</text:p>
      <text:p text:style-name="Text_20_body"/>
      <text:p text:style-name="Text_20_body">Atores:</text:p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Listar Todos]:</text:h>
      <text:p text:style-name="Text_20_body"><text:tab/>1 – O usuário seleciona a opção de Meus Roteiros. <text:s/></text:p>
      <text:p text:style-name="Text_20_body"><text:tab/>2 – O sistema apresenta a tela com a listagens de roteiros. [A.1 – Detalhar][A.2 – Inserir]</text:p>
      <text:p text:style-name="Text_20_body"/>
      <text:h text:style-name="Heading_20_2" text:outline-level="2"><text:bookmark-start text:name="DDE_LINK4"/>Fluxos Alternativos:<text:bookmark-end text:name="DDE_LINK4"/></text:h>
      <text:p text:style-name="Text_20_body"><text:tab/>A.1 [Detalhar]</text:p>
      <text:p text:style-name="Text_20_body"><text:tab/><text:tab/>1 – O usuário seleciona um ponto turístico da listagem.</text:p>
      <text:p text:style-name="Text_20_body"><text:tab/><text:tab/>2 – O sistema apresenta as informações do ponto turístico com tags, dicas e avaliações. [A.4 - Alterar][A.5 – Excluir][<text:bookmark-start text:name="DDE_LINK"/>A.6 – Atribuir ou remover tags<text:bookmark-end text:name="DDE_LINK"/>][A.7 – Atribuir ou remover dicas][A.8 – Atribuir ou remover avaliação]</text:p>
      <text:p text:style-name="Text_20_body"><text:tab/>A.2[Inserir]</text:p>
      <text:p text:style-name="Text_20_body"><text:tab/><text:tab/>1 – O usuário seleciona opção de inserir ponto turístico.</text:p>
      <text:p text:style-name="Text_20_body"><text:tab/><text:tab/>2 – O sistema apresenta a tela com o formulário para o cadastro do ponto turístico.</text:p>
      <text:p text:style-name="Text_20_body"><text:tab/><text:tab/>3 – O usuário preenche o formulário e seleciona a opção de salvar. [E.1]</text:p>
      <text:p text:style-name="Text_20_body"><text:tab/><text:tab/>4 – O sistema exibe a tela de detalhamento e informa que os dados foram inseridos com sucesso.</text:p>
      <text:p text:style-name="Text_20_body"><text:tab/>A.3 [Pesquisa Avançada]</text:p>
      <text:p text:style-name="Text_20_body"><text:tab/><text:tab/>1 – O usuário seleciona a opção de pesquisa avançada do ponto turístico</text:p>
      <text:p text:style-name="Text_20_body"><text:tab/><text:tab/>2 – O sistema apresenta o estado e a cidade que deseja pesquisar o ponto turístico</text:p>
      <text:p text:style-name="Text_20_body"><text:tab/><text:tab/>3 – O usuário seleciona a localização que deseja pesquisar e clica em pesquisar</text:p>
      <text:p text:style-name="Text_20_body"><text:tab/><text:tab/>4 – O sistema lista todos os pontos turísticos da localização pesquisada.</text:p>
      <text:p text:style-name="Text_20_body"><text:soft-page-break/><text:tab/>A.4 [Alterar]</text:p>
      <text:p text:style-name="Text_20_body"><text:tab/><text:tab/>1 – <text:bookmark-start text:name="DDE_LINK1"/>O usuário seleciona a opção de alterar o ponto turístico detalhado.<text:bookmark-end text:name="DDE_LINK1"/></text:p>
      <text:p text:style-name="Text_20_body"><text:tab/><text:tab/>2 – O sistema apresenta a tela de edição de ponto turístic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><text:tab/>A.5 [Excluir]</text:p>
      <text:p text:style-name="Text_20_body"><text:tab/><text:tab/>1 – O usuário seleciona a opção de excluir o ponto turístico detalhado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  <text:p text:style-name="Text_20_body"><text:tab/>A.6 – [Atribuir ou remover tags]</text:p>
      <text:p text:style-name="Text_20_body"><text:tab/><text:tab/><text:bookmark-start text:name="DDE_LINK2"/>Os passos estão descritos no caso de uso Atribuir tag ao ponto turístico (UC – 11).<text:bookmark-end text:name="DDE_LINK2"/></text:p>
      <text:p text:style-name="Text_20_body"><text:tab/>A.7 – [Atribuir ou remover dicas]</text:p>
      <text:p text:style-name="Text_20_body"><text:tab/><text:tab/>Os passos estão descritos no caso de uso Atribuir ou visualizar Dica (UC – 08).</text:p>
      <text:p text:style-name="Text_20_body"><text:tab/>A.8 – [Atribuir ou remover avaliações]</text:p>
      <text:p text:style-name="Text_20_body"><text:tab/><text:tab/>Os passos estão descritos no caso de uso Atribuir ou visualizar Avaliações (UC – 09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><text:tab/><text:tab/></text:p>
      <text:p text:style-name="Text_20_body"><text:bookmark-end text:name="DDE_LINK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2:09</meta:creation-date>
    <dc:date>2009-09-15T11:24:48</dc:date>
    <meta:editing-duration>PT05H11M45S</meta:editing-duration>
    <meta:editing-cycles>39</meta:editing-cycles>
    <meta:generator>OpenOffice.org/3.0$Unix OpenOffice.org_project/300m15$Build-9379</meta:generator>
    <meta:document-statistic meta:table-count="0" meta:image-count="0" meta:object-count="0" meta:page-count="2" meta:paragraph-count="45" meta:word-count="445" meta:character-count="2600"/>
    <meta:user-defined meta:name="Informações 1"/>
    <meta:user-defined meta:name="Informações 2"/>
    <meta:user-defined meta:name="Informações 3"/>
    <meta:user-defined meta:name="Informações 4"/>
  </office:meta>
</office:document-meta>
</file>